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D20])" style:apply-style-name="Good" style:base-cell-address="Summary.F20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3" table:default-cell-style-name="ce10"/>
        <table:table-column table:style-name="co8" table:number-columns-repeated="4" table:default-cell-style-name="ce10"/>
        <table:table-column table:style-name="co9" table:number-columns-repeated="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4" table:default-cell-style-name="ce10"/>
        <table:table-column table:style-name="co17" table:default-cell-style-name="ce10"/>
        <table:table-column table:style-name="co18" table:default-cell-style-name="ce10"/>
        <table:table-column table:style-name="co12" table:default-cell-style-name="ce10"/>
        <table:table-column table:style-name="co19" table:number-columns-repeated="99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12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21'.K2]" office:value-type="percentage" office:value="0.0086767895878525" calcext:value-type="percentage">
            <text:p>0,87 %</text:p>
          </table:table-cell>
          <table:table-cell table:formula="of:=[$'20221219'.K2]" office:value-type="percentage" office:value="0.0151843817787419" calcext:value-type="percentage">
            <text:p>1,52 %</text:p>
          </table:table-cell>
          <table:table-cell table:formula="of:=[$'20221218'.K2]" office:value-type="percentage" office:value="0.0130151843817787" calcext:value-type="percentage">
            <text:p>1,30 %</text:p>
          </table:table-cell>
          <table:table-cell table:formula="of:=[$'2022121714'.K2]" office:value-type="percentage" office:value="0.0390455531453362" calcext:value-type="percentage">
            <text:p>3,90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8613'.K2]" office:value-type="percentage" office:value="0.00433839479392625" calcext:value-type="percentage">
            <text:p>0,43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21'.K3]" office:value-type="percentage" office:value="0" calcext:value-type="percentage">
            <text:p>0,00 %</text:p>
          </table:table-cell>
          <table:table-cell table:formula="of:=[$'20221219'.K3]" office:value-type="percentage" office:value="0" calcext:value-type="percentage">
            <text:p>0,00 %</text:p>
          </table:table-cell>
          <table:table-cell table:formula="of:=[$'20221218'.K3]" office:value-type="percentage" office:value="0.00662251655629139" calcext:value-type="percentage">
            <text:p>0,66 %</text:p>
          </table:table-cell>
          <table:table-cell table:formula="of:=[$'2022121714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8613'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21'.K4]" office:value-type="percentage" office:value="0.0813008130081301" calcext:value-type="percentage">
            <text:p>8,13 %</text:p>
          </table:table-cell>
          <table:table-cell table:formula="of:=[$'20221219'.K4]" office:value-type="percentage" office:value="0.0704607046070461" calcext:value-type="percentage">
            <text:p>7,05 %</text:p>
          </table:table-cell>
          <table:table-cell table:formula="of:=[$'20221218'.K4]" office:value-type="percentage" office:value="0.0867208672086721" calcext:value-type="percentage">
            <text:p>8,67 %</text:p>
          </table:table-cell>
          <table:table-cell table:formula="of:=[$'2022121714'.K4]" office:value-type="percentage" office:value="0.0596205962059621" calcext:value-type="percentage">
            <text:p>5,96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8613'.K4]" office:value-type="percentage" office:value="0.0677506775067751" calcext:value-type="percentage">
            <text:p>6,78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21'.K5]" office:value-type="percentage" office:value="0.051150895140665" calcext:value-type="percentage">
            <text:p>5,12 %</text:p>
          </table:table-cell>
          <table:table-cell table:formula="of:=[$'20221219'.K5]" office:value-type="percentage" office:value="0.0281329923273657" calcext:value-type="percentage">
            <text:p>2,81 %</text:p>
          </table:table-cell>
          <table:table-cell table:formula="of:=[$'20221218'.K5]" office:value-type="percentage" office:value="0.0255754475703325" calcext:value-type="percentage">
            <text:p>2,56 %</text:p>
          </table:table-cell>
          <table:table-cell table:formula="of:=[$'2022121714'.K5]" office:value-type="percentage" office:value="0.166240409207161" calcext:value-type="percentage">
            <text:p>16,62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8613'.K5]" office:value-type="percentage" office:value="0.0332480818414322" calcext:value-type="percentage">
            <text:p>3,32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formula="of:=[$Latin.K6]" office:value-type="percentage" office:value="0.0512129380053908" calcext:value-type="percentage">
            <text:p>5,12 %</text:p>
          </table:table-cell>
          <table:table-cell table:formula="of:=[$'20221221'.K6]" office:value-type="percentage" office:value="0.0269541778975741" calcext:value-type="percentage">
            <text:p>2,70 %</text:p>
          </table:table-cell>
          <table:table-cell table:formula="of:=[$'20221219'.K6]" office:value-type="percentage" office:value="0.0161725067385445" calcext:value-type="percentage">
            <text:p>1,62 %</text:p>
          </table:table-cell>
          <table:table-cell table:formula="of:=[$'20221218'.K6]" office:value-type="percentage" office:value="0.0242587601078167" calcext:value-type="percentage">
            <text:p>2,43 %</text:p>
          </table:table-cell>
          <table:table-cell table:formula="of:=[$'2022121714'.K6]" office:value-type="percentage" office:value="0.0377358490566038" calcext:value-type="percentage">
            <text:p>3,77 %</text:p>
          </table:table-cell>
          <table:table-cell table:formula="of:=[$'202212178057'.K6]" office:value-type="percentage" office:value="0.0215633423180593" calcext:value-type="percentage">
            <text:p>2,16 %</text:p>
          </table:table-cell>
          <table:table-cell table:formula="of:=[$'202212178613'.K6]" office:value-type="percentage" office:value="0.0242587601078167" calcext:value-type="percentage">
            <text:p>2,43 %</text:p>
          </table:table-cell>
          <table:table-cell table:formula="of:=[$'202212179339'.K6]" office:value-type="percentage" office:value="0.0269541778975741" calcext:value-type="percentage">
            <text:p>2,70 %</text:p>
          </table:table-cell>
          <table:table-cell table:formula="of:=[$'2022121705'.K6]" office:value-type="percentage" office:value="0.0242587601078167" calcext:value-type="percentage">
            <text:p>2,43 %</text:p>
          </table:table-cell>
          <table:table-cell table:formula="of:=[$'2022121606'.K6]" office:value-type="percentage" office:value="0.0134770889487871" calcext:value-type="percentage">
            <text:p>1,35 %</text:p>
          </table:table-cell>
          <table:table-cell table:formula="of:=[$'2022121520'.K6]" office:value-type="percentage" office:value="0.0242587601078167" calcext:value-type="percentage">
            <text:p>2,43 %</text:p>
          </table:table-cell>
          <table:table-cell table:formula="of:=[$'2022121416'.K6]" office:value-type="percentage" office:value="0.00808625336927224" calcext:value-type="percentage">
            <text:p>0,81 %</text:p>
          </table:table-cell>
          <table:table-cell table:formula="of:=[$'2022121409'.K6]" office:value-type="percentage" office:value="0.0134770889487871" calcext:value-type="percentage">
            <text:p>1,35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269541778975741" calcext:value-type="percentage">
            <text:p>0,27 %</text:p>
          </table:table-cell>
          <table:table-cell table:formula="of:=[$'20221213'.K6]" office:value-type="percentage" office:value="0.0242587601078167" calcext:value-type="percentage">
            <text:p>2,43 %</text:p>
          </table:table-cell>
          <table:table-cell table:formula="of:=[$20221212b.K6]" office:value-type="percentage" office:value="0.0242587601078167" calcext:value-type="percentage">
            <text:p>2,43 %</text:p>
          </table:table-cell>
          <table:table-cell table:formula="of:=[$'20221212'.K6]" office:value-type="percentage" office:value="0.00269541778975741" calcext:value-type="percentage">
            <text:p>0,27 %</text:p>
          </table:table-cell>
          <table:table-cell table:formula="of:=[$20221211b.K6]" office:value-type="percentage" office:value="0.0539083557951482" calcext:value-type="percentage">
            <text:p>5,39 %</text:p>
          </table:table-cell>
          <table:table-cell table:formula="of:=[$'20221211'.K6]" office:value-type="percentage" office:value="0.0485175202156334" calcext:value-type="percentage">
            <text:p>4,85 %</text:p>
          </table:table-cell>
          <table:table-cell table:formula="of:=[$20221210b.K6]" office:value-type="percentage" office:value="0.0673854447439353" calcext:value-type="percentage">
            <text:p>6,74 %</text:p>
          </table:table-cell>
          <table:table-cell table:formula="of:=[$'20221210'.K6]" office:value-type="percentage" office:value="0.0188679245283019" calcext:value-type="percentage">
            <text:p>1,89 %</text:p>
          </table:table-cell>
          <table:table-cell table:formula="of:=[$'20221209'.K6]" office:value-type="percentage" office:value="0.0323450134770889" calcext:value-type="percentage">
            <text:p>3,23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formula="of:=[$Latin.K7]" office:value-type="percentage" office:value="0.100378787878788" calcext:value-type="percentage">
            <text:p>10,04 %</text:p>
          </table:table-cell>
          <table:table-cell table:formula="of:=[$'20221221'.K7]" office:value-type="percentage" office:value="0.0795454545454545" calcext:value-type="percentage">
            <text:p>7,95 %</text:p>
          </table:table-cell>
          <table:table-cell table:formula="of:=[$'20221219'.K7]" office:value-type="percentage" office:value="0.0738636363636364" calcext:value-type="percentage">
            <text:p>7,39 %</text:p>
          </table:table-cell>
          <table:table-cell table:formula="of:=[$'20221218'.K7]" office:value-type="percentage" office:value="0.0700757575757576" calcext:value-type="percentage">
            <text:p>7,01 %</text:p>
          </table:table-cell>
          <table:table-cell table:formula="of:=[$'2022121714'.K7]" office:value-type="percentage" office:value="0.0643939393939394" calcext:value-type="percentage">
            <text:p>6,44 %</text:p>
          </table:table-cell>
          <table:table-cell table:formula="of:=[$'202212178057'.K7]" office:value-type="percentage" office:value="0.0625" calcext:value-type="percentage">
            <text:p>6,25 %</text:p>
          </table:table-cell>
          <table:table-cell table:formula="of:=[$'202212178613'.K7]" office:value-type="percentage" office:value="0.0606060606060606" calcext:value-type="percentage">
            <text:p>6,06 %</text:p>
          </table:table-cell>
          <table:table-cell table:formula="of:=[$'202212179339'.K7]" office:value-type="percentage" office:value="0.0606060606060606" calcext:value-type="percentage">
            <text:p>6,06 %</text:p>
          </table:table-cell>
          <table:table-cell table:formula="of:=[$'2022121705'.K7]" office:value-type="percentage" office:value="0.0587121212121212" calcext:value-type="percentage">
            <text:p>5,87 %</text:p>
          </table:table-cell>
          <table:table-cell table:formula="of:=[$'2022121606'.K7]" office:value-type="percentage" office:value="0.0549242424242424" calcext:value-type="percentage">
            <text:p>5,49 %</text:p>
          </table:table-cell>
          <table:table-cell table:formula="of:=[$'2022121520'.K7]" office:value-type="percentage" office:value="0.0776515151515152" calcext:value-type="percentage">
            <text:p>7,77 %</text:p>
          </table:table-cell>
          <table:table-cell table:formula="of:=[$'2022121416'.K7]" office:value-type="percentage" office:value="0.117424242424242" calcext:value-type="percentage">
            <text:p>11,74 %</text:p>
          </table:table-cell>
          <table:table-cell table:formula="of:=[$'2022121409'.K7]" office:value-type="percentage" office:value="0.100378787878788" calcext:value-type="percentage">
            <text:p>10,04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11742424242424" calcext:value-type="percentage">
            <text:p>11,17 %</text:p>
          </table:table-cell>
          <table:table-cell table:formula="of:=[$'20221213'.K7]" office:value-type="percentage" office:value="0.104166666666667" calcext:value-type="percentage">
            <text:p>10,42 %</text:p>
          </table:table-cell>
          <table:table-cell table:formula="of:=[$20221212b.K7]" office:value-type="percentage" office:value="0.130681818181818" calcext:value-type="percentage">
            <text:p>13,07 %</text:p>
          </table:table-cell>
          <table:table-cell table:formula="of:=[$'20221212'.K7]" office:value-type="percentage" office:value="0.106060606060606" calcext:value-type="percentage">
            <text:p>10,61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104166666666667" calcext:value-type="percentage">
            <text:p>10,42 %</text:p>
          </table:table-cell>
          <table:table-cell table:formula="of:=[$'20221210'.K7]" office:value-type="percentage" office:value="0.107954545454545" calcext:value-type="percentage">
            <text:p>10,80 %</text:p>
          </table:table-cell>
          <table:table-cell table:formula="of:=[$'20221209'.K7]" office:value-type="percentage" office:value="0.117424242424242" calcext:value-type="percentage">
            <text:p>11,74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21'.K8]" office:value-type="percentage" office:value="0.0792079207920792" calcext:value-type="percentage">
            <text:p>7,92 %</text:p>
          </table:table-cell>
          <table:table-cell table:formula="of:=[$'20221219'.K8]" office:value-type="percentage" office:value="0.099009900990099" calcext:value-type="percentage">
            <text:p>9,90 %</text:p>
          </table:table-cell>
          <table:table-cell table:formula="of:=[$'20221218'.K8]" office:value-type="percentage" office:value="0.148514851485149" calcext:value-type="percentage">
            <text:p>14,85 %</text:p>
          </table:table-cell>
          <table:table-cell table:formula="of:=[$'2022121714'.K8]" office:value-type="percentage" office:value="0.242574257425743" calcext:value-type="percentage">
            <text:p>24,26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8613'.K8]" office:value-type="percentage" office:value="0.128712871287129" calcext:value-type="percentage">
            <text:p>12,87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21'.K9]" office:value-type="percentage" office:value="0.0287081339712919" calcext:value-type="percentage">
            <text:p>2,87 %</text:p>
          </table:table-cell>
          <table:table-cell table:formula="of:=[$'20221219'.K9]" office:value-type="percentage" office:value="0.0215311004784689" calcext:value-type="percentage">
            <text:p>2,15 %</text:p>
          </table:table-cell>
          <table:table-cell table:formula="of:=[$'20221218'.K9]" office:value-type="percentage" office:value="0.0406698564593301" calcext:value-type="percentage">
            <text:p>4,07 %</text:p>
          </table:table-cell>
          <table:table-cell table:formula="of:=[$'2022121714'.K9]" office:value-type="percentage" office:value="0.0334928229665072" calcext:value-type="percentage">
            <text:p>3,35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8613'.K9]" office:value-type="percentage" office:value="0.0215311004784689" calcext:value-type="percentage">
            <text:p>2,15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21'.K10]" office:value-type="percentage" office:value="0.00309597523219814" calcext:value-type="percentage">
            <text:p>0,31 %</text:p>
          </table:table-cell>
          <table:table-cell table:formula="of:=[$'20221219'.K10]" office:value-type="percentage" office:value="0" calcext:value-type="percentage">
            <text:p>0,00 %</text:p>
          </table:table-cell>
          <table:table-cell table:formula="of:=[$'20221218'.K10]" office:value-type="percentage" office:value="0.0371517027863777" calcext:value-type="percentage">
            <text:p>3,72 %</text:p>
          </table:table-cell>
          <table:table-cell table:formula="of:=[$'2022121714'.K10]" office:value-type="percentage" office:value="0" calcext:value-type="percentage">
            <text:p>0,00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8613'.K10]" office:value-type="percentage" office:value="0.00309597523219814" calcext:value-type="percentage">
            <text:p>0,31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21'.K11]" office:value-type="percentage" office:value="0.0396341463414634" calcext:value-type="percentage">
            <text:p>3,96 %</text:p>
          </table:table-cell>
          <table:table-cell table:formula="of:=[$'20221219'.K11]" office:value-type="percentage" office:value="0.00609756097560976" calcext:value-type="percentage">
            <text:p>0,61 %</text:p>
          </table:table-cell>
          <table:table-cell table:formula="of:=[$'20221218'.K11]" office:value-type="percentage" office:value="0.0670731707317073" calcext:value-type="percentage">
            <text:p>6,71 %</text:p>
          </table:table-cell>
          <table:table-cell table:formula="of:=[$'2022121714'.K11]" office:value-type="percentage" office:value="0.0823170731707317" calcext:value-type="percentage">
            <text:p>8,23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8613'.K11]" office:value-type="percentage" office:value="0.00609756097560976" calcext:value-type="percentage">
            <text:p>0,61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21'.K12]" office:value-type="percentage" office:value="0.0802139037433155" calcext:value-type="percentage">
            <text:p>8,02 %</text:p>
          </table:table-cell>
          <table:table-cell table:formula="of:=[$'20221219'.K12]" office:value-type="percentage" office:value="0.00267379679144385" calcext:value-type="percentage">
            <text:p>0,27 %</text:p>
          </table:table-cell>
          <table:table-cell table:formula="of:=[$'20221218'.K12]" office:value-type="percentage" office:value="0.0294117647058823" calcext:value-type="percentage">
            <text:p>2,94 %</text:p>
          </table:table-cell>
          <table:table-cell table:formula="of:=[$'2022121714'.K12]" office:value-type="percentage" office:value="0.13903743315508" calcext:value-type="percentage">
            <text:p>13,90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8613'.K12]" office:value-type="percentage" office:value="0.00267379679144385" calcext:value-type="percentage">
            <text:p>0,27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6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21'.K13]" office:value-type="percentage" office:value="0.0324483775811209" calcext:value-type="percentage">
            <text:p>3,24 %</text:p>
          </table:table-cell>
          <table:table-cell table:formula="of:=[$'20221219'.K13]" office:value-type="percentage" office:value="0.023598820058997" calcext:value-type="percentage">
            <text:p>2,36 %</text:p>
          </table:table-cell>
          <table:table-cell table:formula="of:=[$'20221218'.K13]" office:value-type="percentage" office:value="0.0294985250737463" calcext:value-type="percentage">
            <text:p>2,95 %</text:p>
          </table:table-cell>
          <table:table-cell table:formula="of:=[$'2022121714'.K13]" office:value-type="percentage" office:value="0.00589970501474926" calcext:value-type="percentage">
            <text:p>0,5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8613'.K13]" office:value-type="percentage" office:value="0.0176991150442478" calcext:value-type="percentage">
            <text:p>1,77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" calcext:value-type="percentage">
            <text:p>2,36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21'.K14]" office:value-type="percentage" office:value="0.00308641975308642" calcext:value-type="percentage">
            <text:p>0,31 %</text:p>
          </table:table-cell>
          <table:table-cell table:formula="of:=[$'20221219'.K14]" office:value-type="percentage" office:value="0.00617283950617284" calcext:value-type="percentage">
            <text:p>0,62 %</text:p>
          </table:table-cell>
          <table:table-cell table:formula="of:=[$'20221218'.K14]" office:value-type="percentage" office:value="0.0277777777777778" calcext:value-type="percentage">
            <text:p>2,78 %</text:p>
          </table:table-cell>
          <table:table-cell table:formula="of:=[$'2022121714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8613'.K14]" office:value-type="percentage" office:value="0.00617283950617284" calcext:value-type="percentage">
            <text:p>0,62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21'.K15]" office:value-type="percentage" office:value="0.206779661016949" calcext:value-type="percentage">
            <text:p>20,68 %</text:p>
          </table:table-cell>
          <table:table-cell table:formula="of:=[$'20221219'.K15]" office:value-type="percentage" office:value="0.193220338983051" calcext:value-type="percentage">
            <text:p>19,32 %</text:p>
          </table:table-cell>
          <table:table-cell table:formula="of:=[$'20221218'.K15]" office:value-type="percentage" office:value="0.227118644067797" calcext:value-type="percentage">
            <text:p>22,71 %</text:p>
          </table:table-cell>
          <table:table-cell table:formula="of:=[$'2022121714'.K15]" office:value-type="percentage" office:value="0.247457627118644" calcext:value-type="percentage">
            <text:p>24,75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8613'.K15]" office:value-type="percentage" office:value="0.166101694915254" calcext:value-type="percentage">
            <text:p>16,61 %</text:p>
          </table:table-cell>
          <table:table-cell table:formula="of:=[$'202212179339'.K15]" office:value-type="percentage" office:value="0.244067796610169" calcext:value-type="percentage">
            <text:p>24,41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21'.K16]" office:value-type="percentage" office:value="0.101075268817204" calcext:value-type="percentage">
            <text:p>10,11 %</text:p>
          </table:table-cell>
          <table:table-cell table:formula="of:=[$'20221219'.K16]" office:value-type="percentage" office:value="0.0451612903225806" calcext:value-type="percentage">
            <text:p>4,52 %</text:p>
          </table:table-cell>
          <table:table-cell table:formula="of:=[$'20221218'.K16]" office:value-type="percentage" office:value="0.0623655913978495" calcext:value-type="percentage">
            <text:p>6,24 %</text:p>
          </table:table-cell>
          <table:table-cell table:formula="of:=[$'2022121714'.K16]" office:value-type="percentage" office:value="0.0774193548387097" calcext:value-type="percentage">
            <text:p>7,74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8613'.K16]" office:value-type="percentage" office:value="0.032258064516129" calcext:value-type="percentage">
            <text:p>3,23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994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formula="of:=AVERAGE([.G3:.G17])" office:value-type="percentage" office:value="0.0547918624952257" calcext:value-type="percentage">
            <text:p>5,48 %</text:p>
          </table:table-cell>
          <table:table-cell table:style-name="ce18" table:formula="of:=AVERAGE([.H3:.H17])" office:value-type="percentage" office:value="0.0400853246614505" calcext:value-type="percentage">
            <text:p>4,01 %</text:p>
          </table:table-cell>
          <table:table-cell table:style-name="ce18" table:formula="of:=AVERAGE([.I3:.I17])" office:value-type="percentage" office:value="0.0597233611924177" calcext:value-type="percentage">
            <text:p>5,97 %</text:p>
          </table:table-cell>
          <table:table-cell table:style-name="ce18" table:formula="of:=AVERAGE([.J3:.J17])" office:value-type="percentage" office:value="0.0798880693634836" calcext:value-type="percentage">
            <text:p>7,99 %</text:p>
          </table:table-cell>
          <table:table-cell table:style-name="ce18" table:formula="of:=AVERAGE([.K3:.K17])" office:value-type="percentage" office:value="0.0514307634114235" calcext:value-type="percentage">
            <text:p>5,14 %</text:p>
          </table:table-cell>
          <table:table-cell table:style-name="ce18" table:formula="of:=AVERAGE([.L3:.L17])" office:value-type="percentage" office:value="0.0383029995735109" calcext:value-type="percentage">
            <text:p>3,83 %</text:p>
          </table:table-cell>
          <table:table-cell table:style-name="ce18" table:formula="of:=AVERAGE([.M3:.M17])" office:value-type="percentage" office:value="0.0484526197238327" calcext:value-type="percentage">
            <text:p>4,85 %</text:p>
          </table:table-cell>
          <table:table-cell table:style-name="ce18" table:formula="of:=AVERAGE([.N3:.N17])" office:value-type="percentage" office:value="0.0467900166899423" calcext:value-type="percentage">
            <text:p>4,68 %</text:p>
          </table:table-cell>
          <table:table-cell table:style-name="ce18" table:formula="of:=AVERAGE([.O3:.O17])" office:value-type="percentage" office:value="0.0516539579621711" calcext:value-type="percentage">
            <text:p>5,17 %</text:p>
          </table:table-cell>
          <table:table-cell table:style-name="ce18" table:formula="of:=AVERAGE([.P3:.P17])" office:value-type="percentage" office:value="0.0466806606715289" calcext:value-type="percentage">
            <text:p>4,67 %</text:p>
          </table:table-cell>
          <table:table-cell table:style-name="ce18" table:formula="of:=AVERAGE([.Q3:.Q17])" office:value-type="percentage" office:value="0.0812474131074989" calcext:value-type="percentage">
            <text:p>8,12 %</text:p>
          </table:table-cell>
          <table:table-cell table:style-name="ce18" table:formula="of:=AVERAGE([.R3:.R17])" office:value-type="percentage" office:value="0.0739277086969232" calcext:value-type="percentage">
            <text:p>7,39 %</text:p>
          </table:table-cell>
          <table:table-cell table:style-name="ce18" table:formula="of:=AVERAGE([.S3:.S17])" office:value-type="percentage" office:value="0.110593720807992" calcext:value-type="percentage">
            <text:p>11,06 %</text:p>
          </table:table-cell>
          <table:table-cell table:style-name="ce18" table:formula="of:=AVERAGE([.T3:.T17])" office:value-type="percentage" office:value="0.102332092323947" calcext:value-type="percentage">
            <text:p>10,23 %</text:p>
          </table:table-cell>
          <table:table-cell table:style-name="ce18" table:formula="of:=AVERAGE([.U3:.U17])" office:value-type="percentage" office:value="0.0973933633464429" calcext:value-type="percentage">
            <text:p>9,74 %</text:p>
          </table:table-cell>
          <table:table-cell table:style-name="ce18" table:formula="of:=AVERAGE([.V3:.V17])" office:value-type="percentage" office:value="0.0968761038319373" calcext:value-type="percentage">
            <text:p>9,69 %</text:p>
          </table:table-cell>
          <table:table-cell table:style-name="ce18" table:formula="of:=AVERAGE([.W3:.W17])" office:value-type="percentage" office:value="0.0687360352736766" calcext:value-type="percentage">
            <text:p>6,87 %</text:p>
          </table:table-cell>
          <table:table-cell table:style-name="ce18" table:formula="of:=AVERAGE([.X3:.X17])" office:value-type="percentage" office:value="0.0721957589904477" calcext:value-type="percentage">
            <text:p>7,22 %</text:p>
          </table:table-cell>
          <table:table-cell table:style-name="ce18" table:formula="of:=AVERAGE([.Y3:.Y17])" office:value-type="percentage" office:value="0.0837520106155851" calcext:value-type="percentage">
            <text:p>8,38 %</text:p>
          </table:table-cell>
          <table:table-cell table:style-name="ce18" table:formula="of:=AVERAGE([.Z3:.Z17])" office:value-type="percentage" office:value="0.0850401779913616" calcext:value-type="percentage">
            <text:p>8,50 %</text:p>
          </table:table-cell>
          <table:table-cell table:style-name="ce18" table:formula="of:=AVERAGE([.AA3:.AA17])" office:value-type="percentage" office:value="0.0973107009414814" calcext:value-type="percentage">
            <text:p>9,73 %</text:p>
          </table:table-cell>
          <table:table-cell table:style-name="ce18" table:formula="of:=AVERAGE([.AB3:.AB17])" office:value-type="percentage" office:value="0.120729960422012" calcext:value-type="percentage">
            <text:p>12,07 %</text:p>
          </table:table-cell>
          <table:table-cell table:style-name="ce18" table:formula="of:=AVERAGE([.AC3:.AC17])" office:value-type="percentage" office:value="0.242971656778383" calcext:value-type="percentage">
            <text:p>24,30 %</text:p>
          </table:table-cell>
          <table:table-cell table:style-name="ce18" table:formula="of:=AVERAGE([.AD3:.AD17])" office:value-type="percentage" office:value="0.185825516082228" calcext:value-type="percentage">
            <text:p>18,58 %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formula="of:=STDEV([.G3:.G17])" office:value-type="percentage" office:value="0.0537670511643754" calcext:value-type="percentage">
            <text:p>5,38 %</text:p>
          </table:table-cell>
          <table:table-cell table:style-name="ce19" table:formula="of:=STDEV([.H3:.H17])" office:value-type="percentage" office:value="0.0520172756817818" calcext:value-type="percentage">
            <text:p>5,20 %</text:p>
          </table:table-cell>
          <table:table-cell table:style-name="ce19" table:formula="of:=STDEV([.I3:.I17])" office:value-type="percentage" office:value="0.0585251405822336" calcext:value-type="percentage">
            <text:p>5,85 %</text:p>
          </table:table-cell>
          <table:table-cell table:style-name="ce19" table:formula="of:=STDEV([.J3:.J17])" office:value-type="percentage" office:value="0.0827642857067658" calcext:value-type="percentage">
            <text:p>8,28 %</text:p>
          </table:table-cell>
          <table:table-cell table:style-name="ce19" table:formula="of:=STDEV([.K3:.K17])" office:value-type="percentage" office:value="0.0710927178869883" calcext:value-type="percentage">
            <text:p>7,11 %</text:p>
          </table:table-cell>
          <table:table-cell table:style-name="ce19" table:formula="of:=STDEV([.L3:.L17])" office:value-type="percentage" office:value="0.0493062012348098" calcext:value-type="percentage">
            <text:p>4,93 %</text:p>
          </table:table-cell>
          <table:table-cell table:style-name="ce19" table:formula="of:=STDEV([.M3:.M17])" office:value-type="percentage" office:value="0.0632292562718382" calcext:value-type="percentage">
            <text:p>6,32 %</text:p>
          </table:table-cell>
          <table:table-cell table:style-name="ce19" table:formula="of:=STDEV([.N3:.N17])" office:value-type="percentage" office:value="0.0605446674980573" calcext:value-type="percentage">
            <text:p>6,05 %</text:p>
          </table:table-cell>
          <table:table-cell table:style-name="ce19" table:formula="of:=STDEV([.O3:.O17])" office:value-type="percentage" office:value="0.0743912510355813" calcext:value-type="percentage">
            <text:p>7,44 %</text:p>
          </table:table-cell>
          <table:table-cell table:style-name="ce19" table:formula="of:=STDEV([.P3:.P17])" office:value-type="percentage" office:value="0.0600926645679296" calcext:value-type="percentage">
            <text:p>6,01 %</text:p>
          </table:table-cell>
          <table:table-cell table:style-name="ce19" table:formula="of:=STDEV([.Q3:.Q17])" office:value-type="percentage" office:value="0.0996948861642138" calcext:value-type="percentage">
            <text:p>9,97 %</text:p>
          </table:table-cell>
          <table:table-cell table:style-name="ce19" table:formula="of:=STDEV([.R3:.R17])" office:value-type="percentage" office:value="0.109734306579091" calcext:value-type="percentage">
            <text:p>10,97 %</text:p>
          </table:table-cell>
          <table:table-cell table:style-name="ce19" table:formula="of:=STDEV([.S3:.S17])" office:value-type="percentage" office:value="0.0819123950162625" calcext:value-type="percentage">
            <text:p>8,19 %</text:p>
          </table:table-cell>
          <table:table-cell table:style-name="ce19" table:formula="of:=STDEV([.T3:.T17])" office:value-type="percentage" office:value="0.114513272977884" calcext:value-type="percentage">
            <text:p>11,45 %</text:p>
          </table:table-cell>
          <table:table-cell table:style-name="ce19" table:formula="of:=STDEV([.U3:.U17])" office:value-type="percentage" office:value="0.127714232539837" calcext:value-type="percentage">
            <text:p>12,77 %</text:p>
          </table:table-cell>
          <table:table-cell table:style-name="ce19" table:formula="of:=STDEV([.V3:.V17])" office:value-type="percentage" office:value="0.117955618492187" calcext:value-type="percentage">
            <text:p>11,80 %</text:p>
          </table:table-cell>
          <table:table-cell table:style-name="ce19" table:formula="of:=STDEV([.W3:.W17])" office:value-type="percentage" office:value="0.0969771699071424" calcext:value-type="percentage">
            <text:p>9,70 %</text:p>
          </table:table-cell>
          <table:table-cell table:style-name="ce19" table:formula="of:=STDEV([.X3:.X17])" office:value-type="percentage" office:value="0.0392581772261154" calcext:value-type="percentage">
            <text:p>3,93 %</text:p>
          </table:table-cell>
          <table:table-cell table:style-name="ce19" table:formula="of:=STDEV([.Y3:.Y17])" office:value-type="percentage" office:value="0.0531944634053597" calcext:value-type="percentage">
            <text:p>5,32 %</text:p>
          </table:table-cell>
          <table:table-cell table:style-name="ce19" table:formula="of:=STDEV([.Z3:.Z17])" office:value-type="percentage" office:value="0.0937493036768655" calcext:value-type="percentage">
            <text:p>9,37 %</text:p>
          </table:table-cell>
          <table:table-cell table:style-name="ce19" table:formula="of:=STDEV([.AA3:.AA17])" office:value-type="percentage" office:value="0.0978529865645052" calcext:value-type="percentage">
            <text:p>9,79 %</text:p>
          </table:table-cell>
          <table:table-cell table:style-name="ce19" table:formula="of:=STDEV([.AB3:.AB17])" office:value-type="percentage" office:value="0.122624657372298" calcext:value-type="percentage">
            <text:p>12,26 %</text:p>
          </table:table-cell>
          <table:table-cell table:style-name="ce19" table:formula="of:=STDEV([.AC3:.AC17])" office:value-type="percentage" office:value="0.190228393375766" calcext:value-type="percentage">
            <text:p>19,02 %</text:p>
          </table:table-cell>
          <table:table-cell table:style-name="ce19" table:formula="of:=STDEV([.AD3:.AD17])" office:value-type="percentage" office:value="0.14929175508323" calcext:value-type="percentage">
            <text:p>14,93 %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8" calcext:value-type="float">
            <text:p>8</text:p>
          </table:table-cell>
          <table:table-cell table:style-name="ce21" table:formula="of:=COUNTIF([.H3:.H17];&quot;&lt;=0,05&quot;)" office:value-type="float" office:value="11" calcext:value-type="float">
            <text:p>11</text:p>
          </table:table-cell>
          <table:table-cell table:style-name="ce21" table:formula="of:=COUNTIF([.I3:.I17];&quot;&lt;=0,05&quot;)" office:value-type="float" office:value="9" calcext:value-type="float">
            <text:p>9</text:p>
          </table:table-cell>
          <table:table-cell table:style-name="ce21" table:formula="of:=COUNTIF([.J3:.J17];&quot;&lt;=0,05&quot;)" office:value-type="float" office:value="7" calcext:value-type="float">
            <text:p>7</text:p>
          </table:table-cell>
          <table:table-cell table:style-name="ce21" table:formula="of:=COUNTIF([.K3:.K17];&quot;&lt;=0,05&quot;)" office:value-type="float" office:value="10" calcext:value-type="float">
            <text:p>10</text:p>
          </table:table-cell>
          <table:table-cell table:style-name="ce21" table:formula="of:=COUNTIF([.L3:.L17];&quot;&lt;=0,05&quot;)" office:value-type="float" office:value="11" calcext:value-type="float">
            <text:p>11</text:p>
          </table:table-cell>
          <table:table-cell table:style-name="ce21" table:formula="of:=COUNTIF([.M3:.M17];&quot;&lt;=0,05&quot;)" office:value-type="float" office:value="9" calcext:value-type="float">
            <text:p>9</text:p>
          </table:table-cell>
          <table:table-cell table:style-name="ce21" table:formula="of:=COUNTIF([.N3:.N17];&quot;&lt;=0,05&quot;)" office:value-type="float" office:value="9" calcext:value-type="float">
            <text:p>9</text:p>
          </table:table-cell>
          <table:table-cell table:style-name="ce21" table:formula="of:=COUNTIF([.O3:.O17];&quot;&lt;=0,05&quot;)" office:value-type="float" office:value="10" calcext:value-type="float">
            <text:p>10</text:p>
          </table:table-cell>
          <table:table-cell table:style-name="ce21" table:formula="of:=COUNTIF([.P3:.P17];&quot;&lt;=0,05&quot;)" office:value-type="float" office:value="10" calcext:value-type="float">
            <text:p>10</text:p>
          </table:table-cell>
          <table:table-cell table:style-name="ce21" table:formula="of:=COUNTIF([.Q3:.Q17];&quot;&lt;=0,05&quot;)" office:value-type="float" office:value="9" calcext:value-type="float">
            <text:p>9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2" calcext:value-type="float">
            <text:p>2</text:p>
          </table:table-cell>
          <table:table-cell table:style-name="ce21" table:formula="of:=COUNTIF([.T3:.T17];&quot;&lt;=0,05&quot;)" office:value-type="float" office:value="5" calcext:value-type="float">
            <text:p>5</text:p>
          </table:table-cell>
          <table:table-cell table:style-name="ce21" table:formula="of:=COUNTIF([.U3:.U17];&quot;&lt;=0,05&quot;)" office:value-type="float" office:value="6" calcext:value-type="float">
            <text:p>6</text:p>
          </table:table-cell>
          <table:table-cell table:style-name="ce21" table:formula="of:=COUNTIF([.V3:.V17];&quot;&lt;=0,05&quot;)" office:value-type="float" office:value="7" calcext:value-type="float">
            <text:p>7</text:p>
          </table:table-cell>
          <table:table-cell table:style-name="ce21" table:formula="of:=COUNTIF([.W3:.W17];&quot;&lt;=0,05&quot;)" office:value-type="float" office:value="9" calcext:value-type="float">
            <text:p>9</text:p>
          </table:table-cell>
          <table:table-cell table:style-name="ce21" table:formula="of:=COUNTIF([.X3:.X17];&quot;&lt;=0,05&quot;)" office:value-type="float" office:value="1" calcext:value-type="float">
            <text:p>1</text:p>
          </table:table-cell>
          <table:table-cell table:style-name="ce21" table:formula="of:=COUNTIF([.Y3:.Y17];&quot;&lt;=0,05&quot;)" office:value-type="float" office:value="3" calcext:value-type="float">
            <text:p>3</text:p>
          </table:table-cell>
          <table:table-cell table:style-name="ce21" table:formula="of:=COUNTIF([.Z3:.Z17];&quot;&lt;=0,05&quot;)" office:value-type="float" office:value="6" calcext:value-type="float">
            <text:p>6</text:p>
          </table:table-cell>
          <table:table-cell table:style-name="ce21" table:formula="of:=COUNTIF([.AA3:.AA17];&quot;&lt;=0,05&quot;)" office:value-type="float" office:value="7" calcext:value-type="float">
            <text:p>7</text:p>
          </table:table-cell>
          <table:table-cell table:style-name="ce21" table:formula="of:=COUNTIF([.AB3:.AB17];&quot;&lt;=0,05&quot;)" office:value-type="float" office:value="5" calcext:value-type="float">
            <text:p>5</text:p>
          </table:table-cell>
          <table:table-cell table:style-name="ce21" table:formula="of:=COUNTIF([.AC3:.AC17];&quot;&lt;=0,05&quot;)" office:value-type="float" office:value="0" calcext:value-type="float">
            <text:p>0</text:p>
          </table:table-cell>
          <table:table-cell table:style-name="ce21" table:formula="of:=COUNTIF([.AD3:.AD17];&quot;&lt;=0,05&quot;)" office:value-type="float" office:value="0" calcext:value-type="float">
            <text:p>0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4" calcext:value-type="float">
            <text:p>4</text:p>
          </table:table-cell>
          <table:table-cell table:style-name="ce21" table:formula="of:=COUNTIF([.H3:.H17];&quot;&lt;=0,02&quot;)" office:value-type="float" office:value="7" calcext:value-type="float">
            <text:p>7</text:p>
          </table:table-cell>
          <table:table-cell table:style-name="ce21" table:formula="of:=COUNTIF([.I3:.I17];&quot;&lt;=0,02&quot;)" office:value-type="float" office:value="2" calcext:value-type="float">
            <text:p>2</text:p>
          </table:table-cell>
          <table:table-cell table:style-name="ce21" table:formula="of:=COUNTIF([.J3:.J17];&quot;&lt;=0,02&quot;)" office:value-type="float" office:value="4" calcext:value-type="float">
            <text:p>4</text:p>
          </table:table-cell>
          <table:table-cell table:style-name="ce21" table:formula="of:=COUNTIF([.K3:.K17];&quot;&lt;=0,02&quot;)" office:value-type="float" office:value="6" calcext:value-type="float">
            <text:p>6</text:p>
          </table:table-cell>
          <table:table-cell table:style-name="ce21" table:formula="of:=COUNTIF([.L3:.L17];&quot;&lt;=0,02&quot;)" office:value-type="float" office:value="7" calcext:value-type="float">
            <text:p>7</text:p>
          </table:table-cell>
          <table:table-cell table:style-name="ce21" table:formula="of:=COUNTIF([.M3:.M17];&quot;&lt;=0,02&quot;)" office:value-type="float" office:value="6" calcext:value-type="float">
            <text:p>6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7" calcext:value-type="float">
            <text:p>7</text:p>
          </table:table-cell>
          <table:table-cell table:style-name="ce21" table:formula="of:=COUNTIF([.P3:.P17];&quot;&lt;=0,02&quot;)" office:value-type="float" office:value="6" calcext:value-type="float">
            <text:p>6</text:p>
          </table:table-cell>
          <table:table-cell table:style-name="ce21" table:formula="of:=COUNTIF([.Q3:.Q17];&quot;&lt;=0,02&quot;)" office:value-type="float" office:value="5" calcext:value-type="float">
            <text:p>5</text:p>
          </table:table-cell>
          <table:table-cell table:style-name="ce21" table:formula="of:=COUNTIF([.R3:.R17];&quot;&lt;=0,02&quot;)" office:value-type="float" office:value="7" calcext:value-type="float">
            <text:p>7</text:p>
          </table:table-cell>
          <table:table-cell table:style-name="ce21" table:formula="of:=COUNTIF([.S3:.S17];&quot;&lt;=0,02&quot;)" office:value-type="float" office:value="0" calcext:value-type="float">
            <text:p>0</text:p>
          </table:table-cell>
          <table:table-cell table:style-name="ce21" table:formula="of:=COUNTIF([.T3:.T17];&quot;&lt;=0,02&quot;)" office:value-type="float" office:value="5" calcext:value-type="float">
            <text:p>5</text:p>
          </table:table-cell>
          <table:table-cell table:style-name="ce21" table:formula="of:=COUNTIF([.U3:.U17];&quot;&lt;=0,02&quot;)" office:value-type="float" office:value="4" calcext:value-type="float">
            <text:p>4</text:p>
          </table:table-cell>
          <table:table-cell table:style-name="ce21" table:formula="of:=COUNTIF([.V3:.V17];&quot;&lt;=0,02&quot;)" office:value-type="float" office:value="3" calcext:value-type="float">
            <text:p>3</text:p>
          </table:table-cell>
          <table:table-cell table:style-name="ce21" table:formula="of:=COUNTIF([.W3:.W17];&quot;&lt;=0,02&quot;)" office:value-type="float" office:value="6" calcext:value-type="float">
            <text:p>6</text:p>
          </table:table-cell>
          <table:table-cell table:style-name="ce21" table:formula="of:=COUNTIF([.X3:.X17];&quot;&lt;=0,02&quot;)" office:value-type="float" office:value="0" calcext:value-type="float">
            <text:p>0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4" calcext:value-type="float">
            <text:p>4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0" calcext:value-type="float">
            <text:p>0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17" table:number-columns-repeated="994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/>
          <table:table-cell table:number-columns-repeated="7"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11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994"/>
        </table:table-row>
        <table:table-row table:style-name="ro1">
          <table:table-cell table:number-columns-repeated="5"/>
          <table:table-cell table:style-name="Default" table:number-columns-repeated="25"/>
          <table:table-cell table:number-columns-repeated="994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4"/>
          <table:table-cell table:style-name="Default"/>
          <table:table-cell table:number-columns-repeated="10" table:style-name="Default" office:value-type="string" calcext:value-type="string">
            <text:p>Repl. layer</text:p>
          </table:table-cell>
          <table:table-cell table:number-columns-repeated="14" table:style-name="Default" office:value-type="string" calcext:value-type="string">
            <text:p>Fine-tun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Lfx256</text:p>
          </table:table-cell>
          <table:table-cell table:number-columns-repeated="7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table:style-name="Default" office:value-type="string" calcext:value-type="string">
            <text:p>Lfx5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24" table:style-name="Default" office:value-type="string" calcext:value-type="string">
            <text:p>weighte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21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number-columns-repeated="3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7]*[.G28]" office:value-type="float" office:value="3200000" calcext:value-type="float">
            <text:p>3 200 000</text:p>
          </table:table-cell>
          <table:table-cell table:style-name="ce11" table:formula="of:=[.H27]*[.H28]" office:value-type="float" office:value="3200000" calcext:value-type="float">
            <text:p>3 200 000</text:p>
          </table:table-cell>
          <table:table-cell table:style-name="ce11" table:formula="of:=[.I27]*[.I28]" office:value-type="float" office:value="3200000" calcext:value-type="float">
            <text:p>3 200 000</text:p>
          </table:table-cell>
          <table:table-cell table:style-name="ce11" table:formula="of:=[.J27]*[.J28]" office:value-type="float" office:value="5500000" calcext:value-type="float">
            <text:p>5 500 000</text:p>
          </table:table-cell>
          <table:table-cell table:style-name="ce11" table:formula="of:=[.K27]*[.K28]" office:value-type="float" office:value="5500000" calcext:value-type="float">
            <text:p>5 500 000</text:p>
          </table:table-cell>
          <table:table-cell table:style-name="ce11" table:formula="of:=[.L27]*[.L28]" office:value-type="float" office:value="5500000" calcext:value-type="float">
            <text:p>5 500 000</text:p>
          </table:table-cell>
          <table:table-cell table:style-name="ce11" table:formula="of:=[.M27]*[.M28]" office:value-type="float" office:value="5500000" calcext:value-type="float">
            <text:p>5 500 000</text:p>
          </table:table-cell>
          <table:table-cell table:style-name="ce11" table:formula="of:=[.N27]*[.N28]" office:value-type="float" office:value="5500000" calcext:value-type="float">
            <text:p>5 500 000</text:p>
          </table:table-cell>
          <table:table-cell table:style-name="ce11" table:formula="of:=[.O27]*[.O28]" office:value-type="float" office:value="5000000" calcext:value-type="float">
            <text:p>5 000 000</text:p>
          </table:table-cell>
          <table:table-cell table:style-name="ce11" table:formula="of:=[.P27]*[.P28]" office:value-type="float" office:value="2500000" calcext:value-type="float">
            <text:p>2 500 000</text:p>
          </table:table-cell>
          <table:table-cell table:style-name="ce11" table:formula="of:=[.Q27]*[.Q28]" office:value-type="float" office:value="2500000" calcext:value-type="float">
            <text:p>2 500 000</text:p>
          </table:table-cell>
          <table:table-cell table:style-name="ce11" table:formula="of:=[.R27]*[.R28]" office:value-type="float" office:value="1280000" calcext:value-type="float">
            <text:p>1 280 000</text:p>
          </table:table-cell>
          <table:table-cell table:style-name="ce11" table:formula="of:=[.S27]*[.S28]" office:value-type="float" office:value="1800000" calcext:value-type="float">
            <text:p>1 800 000</text:p>
          </table:table-cell>
          <table:table-cell table:style-name="ce11" table:formula="of:=[.T27]*[.T28]" office:value-type="float" office:value="1800000" calcext:value-type="float">
            <text:p>1 800 000</text:p>
          </table:table-cell>
          <table:table-cell table:style-name="ce11" table:formula="of:=[.U27]*[.U28]" office:value-type="float" office:value="1800000" calcext:value-type="float">
            <text:p>1 800 000</text:p>
          </table:table-cell>
          <table:table-cell table:style-name="ce11" table:formula="of:=[.V27]*[.V28]" office:value-type="float" office:value="1600000" calcext:value-type="float">
            <text:p>1 600 000</text:p>
          </table:table-cell>
          <table:table-cell table:style-name="ce11" table:formula="of:=[.W27]*[.W28]" office:value-type="float" office:value="1500000" calcext:value-type="float">
            <text:p>1 500 000</text:p>
          </table:table-cell>
          <table:table-cell table:style-name="ce11" table:formula="of:=[.X27]*[.X28]" office:value-type="float" office:value="1500000" calcext:value-type="float">
            <text:p>1 500 000</text:p>
          </table:table-cell>
          <table:table-cell table:style-name="ce11" table:formula="of:=[.Y27]*[.Y28]" office:value-type="float" office:value="1500000" calcext:value-type="float">
            <text:p>1 500 000</text:p>
          </table:table-cell>
          <table:table-cell table:style-name="ce11" table:formula="of:=[.Z27]*[.Z28]" office:value-type="float" office:value="1500000" calcext:value-type="float">
            <text:p>1 500 000</text:p>
          </table:table-cell>
          <table:table-cell table:style-name="ce11" table:formula="of:=[.AA27]*[.AA28]" office:value-type="float" office:value="1500000" calcext:value-type="float">
            <text:p>1 500 000</text:p>
          </table:table-cell>
          <table:table-cell table:style-name="ce11" table:formula="of:=[.AB27]*[.AB28]" office:value-type="float" office:value="1480000" calcext:value-type="float">
            <text:p>1 480 000</text:p>
          </table:table-cell>
          <table:table-cell table:style-name="ce11" table:formula="of:=[.AC27]*[.AC28]" office:value-type="float" office:value="2920000" calcext:value-type="float">
            <text:p>2 920 000</text:p>
          </table:table-cell>
          <table:table-cell table:style-name="ce11" table:formula="of:=[.AD27]*[.AD28]" office:value-type="float" office:value="2000000" calcext:value-type="float">
            <text:p>2 000 00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2" table:style-name="ce11" office:value-type="string" calcext:value-type="string">
            <text:p>extra ‘y’</text:p>
          </table:table-cell>
          <table:table-cell table:style-name="Default"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3" table:style-name="Default" office:value-type="string" calcext:value-type="string">
            <text:p>48px</text:p>
          </table:table-cell>
          <table:table-cell table:number-columns-repeated="9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number-columns-repeated="3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3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13"/>
          <table:table-cell table:style-name="ce13" office:value-type="percentage" office:value="0.08944" calcext:value-type="percentage">
            <text:p>8,94 %</text:p>
          </table:table-cell>
          <table:table-cell table:style-name="ce13" office:value-type="percentage" office:value="0.08972" calcext:value-type="percentage">
            <text:p>8,97 %</text:p>
          </table:table-cell>
          <table:table-cell table:style-name="ce13" office:value-type="percentage" office:value="0.06884" calcext:value-type="percentage">
            <text:p>6,88 %</text:p>
          </table:table-cell>
          <table:table-cell table:style-name="ce13" office:value-type="percentage" office:value="0.08057" calcext:value-type="percentage">
            <text:p>8,06 %</text:p>
          </table:table-cell>
          <table:table-cell table:style-name="ce13" office:value-type="percentage" office:value="0.08613" calcext:value-type="percentage">
            <text:p>8,61 %</text:p>
          </table:table-cell>
          <table:table-cell table:number-columns-repeated="2" table:style-name="ce13" office:value-type="percentage" office:value="0.09339" calcext:value-type="percentage">
            <text:p>9,34 %</text:p>
          </table:table-cell>
          <table:table-cell table:style-name="ce13" office:value-type="percentage" office:value="0.08843" calcext:value-type="percentage">
            <text:p>8,84 %</text:p>
          </table:table-cell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3"/>
        </table:table-row>
        <table:table-row table:style-name="ro1">
          <table:table-cell table:number-columns-repeated="5"/>
          <table:table-cell table:style-name="Default" table:number-columns-repeated="11"/>
          <table:table-cell table:style-name="ce13"/>
          <table:table-cell table:style-name="Default" table:number-columns-repeated="13"/>
          <table:table-cell table:number-columns-repeated="994"/>
        </table:table-row>
        <calcext:conditional-formats>
          <calcext:conditional-format calcext:target-range-address="Summary.F20:Summary.AD21">
            <calcext:condition calcext:apply-style-name="Good" calcext:value="=MAX([.$F20:.$AD20])" calcext:base-cell-address="Summary.F20"/>
          </calcext:conditional-format>
          <calcext:conditional-format calcext:target-range-address="Summary.F3:Summary.AD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7:12:19.229839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21T17:34:28.473448096</dc:date>
    <dc:creator>Nate Marti</dc:creator>
    <meta:editing-duration>P8DT18H52M24S</meta:editing-duration>
    <meta:editing-cycles>141</meta:editing-cycles>
    <meta:generator>LibreOffice/6.4.7.2$Linux_X86_64 LibreOffice_project/40$Build-2</meta:generator>
    <meta:document-statistic meta:table-count="26" meta:cell-count="5547" meta:object-count="0"/>
  </office:meta>
</office:document-meta>
</file>